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916000000D784DEC6057DD97544.png" manifest:media-type="image/png"/>
  <manifest:file-entry manifest:full-path="Pictures/100039D200017FA500002373036CCF89B6692B44.svg" manifest:media-type="image/svg+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005cm, 0cm, 65.75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2.143cm, 0cm, 42.2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55.965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2" text:anchor-type="paragraph" svg:x="0.466cm" svg:y="-0.199cm" svg:width="23.82cm" svg:height="5.115cm" draw:z-index="0"><draw:image xlink:href="Pictures/100039D200017FA500002373036CCF89B6692B44.svg" xlink:type="simple" xlink:show="embed" xlink:actuate="onLoad" loext:mime-type="image/svg+xml"/><draw:image xlink:href="Pictures/1000020100000916000000D784DEC6057DD97544.png" xlink:type="simple" xlink:show="embed" xlink:actuate="onLoad" loext:mime-type="image/png"/></draw:frame><draw:frame draw:style-name="fr2" draw:name="Image1" text:anchor-type="paragraph" svg:x="0.646cm" svg:y="5.009cm" svg:width="15.415cm" svg:height="5.87cm" draw:z-index="1"><draw:image xlink:href="Pictures/100039D200017FA500002373036CCF89B6692B44.svg" xlink:type="simple" xlink:show="embed" xlink:actuate="onLoad" loext:mime-type="image/svg+xml"/><draw:image xlink:href="Pictures/1000020100000916000000D784DEC6057DD97544.png" xlink:type="simple" xlink:show="embed" xlink:actuate="onLoad" loext:mime-type="image/png"/></draw:frame><draw:frame draw:style-name="fr1" draw:name="Image3" text:anchor-type="paragraph" svg:x="0.624cm" svg:y="11.074cm" svg:width="17.792cm" svg:height="4.972cm" draw:z-index="2"><draw:image xlink:href="Pictures/100039D200017FA500002373036CCF89B6692B44.svg" xlink:type="simple" xlink:show="embed" xlink:actuate="onLoad" loext:mime-type="image/svg+xml"/><draw:image xlink:href="Pictures/1000020100000916000000D784DEC6057DD9754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0.6cm" fo:margin-right="0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02T11:00:40.760624514</meta:creation-date>
    <dc:date>2020-07-02T11:15:41.329155645</dc:date>
    <meta:editing-duration>PT10M48S</meta:editing-duration>
    <meta:editing-cycles>2</meta:editing-cycles>
    <meta:generator>LibreOffice/6.3.5.2$Linux_X86_64 LibreOffice_project/30$Build-2</meta:generator>
    <meta:print-date>2020-07-02T11:15:30.889731549</meta:print-date>
    <meta:document-statistic meta:table-count="0" meta:image-count="3" meta:object-count="0" meta:page-count="1" meta:paragraph-count="0" meta:word-count="0" meta:character-count="0" meta:non-whitespace-character-count="0"/>
  </office:meta>
</office:document-meta>
</file>